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eedbk_id</text:p>
          </table:table-cell>
          <table:table-cell office:value-type="string" calcext:value-type="string">
            <text:p>shop_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ry po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B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3:22:28.366636491</meta:creation-date>
    <dc:date>2022-11-15T23:26:48.513519892</dc:date>
    <meta:editing-duration>PT4M20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